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Vincent 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ezvin</dc:creator>
    <meta:creation-date>2009-04-16T11:32:00Z</meta:creation-date>
    <dc:date>2016-02-10T15:21:00Z</dc:date>
    <meta:template xlink:href="Normal.dotm" xlink:type="simple"/>
    <meta:editing-cycles>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" meta:character-count="9" meta:row-count="1" meta:non-whitespace-character-count="9"/>
  </office:meta>
</office:document-meta>
</file>